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unnableManager.run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efaultRunnableManager.execute( final String threadPoolName , final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destro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RunnableManager.getPoo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unnableManag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RunnableManager.remove( Runnable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RunnableManager.execute( final Runnable command , final long delay , final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createPool( final int queueSize , final int maxPoolSize , final int minPoolSize , final int priority , final boolean isDaemon , final long keepAliveTime , final String blockPolicy , final boolean shutdownGraceful , final int shutdownWa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ecutionInfo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xecutionInfo.compareTo( final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unnableManager.createPool( final String name , final int queueSize , final int maxPoolSize , final int minPoolSize , final int priority , final boolean isDaemon , final long keepAliveTime , final String blockPolicy , final boolean shutdownGraceful , final int shutdownWaitTim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RunnableManager.execute( final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execute( final Runnable command , final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unnableManag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unnableManager.execute( final String threadPoolName , final Runnable command , final long delay , long inter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RunnableManager.convertPriority( final String prio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ionInfo.ExecutionInfo( final ThreadPool pool , final Runnable command , final long delay , final long interval , final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RunnableManager.execute( final String threadPoolName , final Runnable command , final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setWorkerThreadPools( Map workerThreadPo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